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e98" officeooo:paragraph-rsid="0006ce98"/>
    </style:style>
    <style:style style:name="P2" style:family="paragraph" style:parent-style-name="Standard">
      <style:text-properties officeooo:rsid="0007b227" officeooo:paragraph-rsid="0007b227"/>
    </style:style>
    <style:style style:name="P3" style:family="paragraph" style:parent-style-name="Standard">
      <style:text-properties officeooo:rsid="0007b227" officeooo:paragraph-rsid="0008c373"/>
    </style:style>
    <style:style style:name="P4" style:family="paragraph" style:parent-style-name="Standard">
      <style:text-properties officeooo:rsid="0007b227" officeooo:paragraph-rsid="000903ee"/>
    </style:style>
    <style:style style:name="P5" style:family="paragraph" style:parent-style-name="Standard">
      <style:text-properties officeooo:rsid="0007b227" officeooo:paragraph-rsid="000a00f4"/>
    </style:style>
    <style:style style:name="P6" style:family="paragraph" style:parent-style-name="Standard">
      <style:text-properties officeooo:rsid="0007b227" officeooo:paragraph-rsid="000aca34"/>
    </style:style>
    <style:style style:name="P7" style:family="paragraph" style:parent-style-name="Standard">
      <style:text-properties officeooo:rsid="000caa81" officeooo:paragraph-rsid="000caa81"/>
    </style:style>
    <style:style style:name="P8" style:family="paragraph" style:parent-style-name="Standard">
      <style:text-properties officeooo:rsid="000d10c6" officeooo:paragraph-rsid="000d10c6"/>
    </style:style>
    <style:style style:name="P9" style:family="paragraph" style:parent-style-name="Standard">
      <style:text-properties officeooo:rsid="0008c373" officeooo:paragraph-rsid="0008c373"/>
    </style:style>
    <style:style style:name="P10" style:family="paragraph" style:parent-style-name="Standard">
      <style:text-properties officeooo:rsid="0008c373" officeooo:paragraph-rsid="000903ee"/>
    </style:style>
    <style:style style:name="P11" style:family="paragraph" style:parent-style-name="Standard">
      <style:text-properties officeooo:rsid="000903ee" officeooo:paragraph-rsid="000a00f4"/>
    </style:style>
    <style:style style:name="P12" style:family="paragraph" style:parent-style-name="Standard">
      <style:text-properties officeooo:rsid="000a00f4" officeooo:paragraph-rsid="000a00f4"/>
    </style:style>
    <style:style style:name="P13" style:family="paragraph" style:parent-style-name="Standard">
      <style:text-properties officeooo:rsid="000aca34" officeooo:paragraph-rsid="000aca34"/>
    </style:style>
    <style:style style:name="P14" style:family="paragraph" style:parent-style-name="Standard">
      <style:paragraph-properties style:line-height-at-least="0.503cm"/>
      <style:text-properties fo:color="#d3af86" style:font-name="Droid Sans Mono" fo:font-size="10.5pt" fo:font-weight="normal" fo:background-color="#221a0f"/>
    </style:style>
    <style:style style:name="P15" style:family="paragraph" style:parent-style-name="Standard">
      <style:text-properties fo:color="#d3af86" style:font-name="Droid Sans Mono" fo:font-size="10.5pt" fo:font-weight="normal" officeooo:rsid="00127f20" officeooo:paragraph-rsid="00127f20" fo:background-color="#221a0f"/>
    </style:style>
    <style:style style:name="P16" style:family="paragraph" style:parent-style-name="Standard">
      <style:text-properties fo:color="#d3af86" style:font-name="Droid Sans Mono" fo:font-size="10.5pt" fo:font-weight="normal" officeooo:rsid="0021dd8f" officeooo:paragraph-rsid="0021dd8f" fo:background-color="#221a0f"/>
    </style:style>
    <style:style style:name="P17" style:family="paragraph" style:parent-style-name="Standard">
      <style:text-properties fo:color="#d3af86" style:font-name="Droid Sans Mono" fo:font-size="10.5pt" fo:font-weight="normal" officeooo:rsid="002b297e" officeooo:paragraph-rsid="002b297e" fo:background-color="#221a0f"/>
    </style:style>
    <style:style style:name="P18" style:family="paragraph" style:parent-style-name="Text_20_body">
      <style:text-properties officeooo:rsid="000ebf76" officeooo:paragraph-rsid="000ebf76"/>
    </style:style>
    <style:style style:name="P19" style:family="paragraph" style:parent-style-name="Text_20_body">
      <style:text-properties officeooo:rsid="000ebf76" officeooo:paragraph-rsid="0013f530"/>
    </style:style>
    <style:style style:name="P20" style:family="paragraph" style:parent-style-name="Text_20_body">
      <style:text-properties officeooo:rsid="000fc201" officeooo:paragraph-rsid="000fc201"/>
    </style:style>
    <style:style style:name="P21" style:family="paragraph" style:parent-style-name="Text_20_body">
      <style:text-properties officeooo:rsid="000fef10" officeooo:paragraph-rsid="000fef10"/>
    </style:style>
    <style:style style:name="P22" style:family="paragraph" style:parent-style-name="Text_20_body">
      <style:text-properties officeooo:rsid="00105040" officeooo:paragraph-rsid="00105040"/>
    </style:style>
    <style:style style:name="P23" style:family="paragraph" style:parent-style-name="Text_20_body">
      <style:text-properties officeooo:rsid="0012235a" officeooo:paragraph-rsid="0012235a"/>
    </style:style>
    <style:style style:name="P24" style:family="paragraph" style:parent-style-name="Text_20_body">
      <style:text-properties officeooo:paragraph-rsid="0012235a"/>
    </style:style>
    <style:style style:name="P25" style:family="paragraph" style:parent-style-name="Text_20_body">
      <style:text-properties officeooo:rsid="00127f20"/>
    </style:style>
    <style:style style:name="P26" style:family="paragraph" style:parent-style-name="Text_20_body">
      <style:text-properties officeooo:rsid="00127f20" officeooo:paragraph-rsid="00127f20"/>
    </style:style>
    <style:style style:name="P27" style:family="paragraph" style:parent-style-name="Text_20_body">
      <style:text-properties officeooo:rsid="0013f530" officeooo:paragraph-rsid="0013f530"/>
    </style:style>
    <style:style style:name="P28" style:family="paragraph" style:parent-style-name="Text_20_body">
      <style:text-properties officeooo:rsid="0017a768" officeooo:paragraph-rsid="0017a768"/>
    </style:style>
    <style:style style:name="P29" style:family="paragraph" style:parent-style-name="Text_20_body">
      <style:text-properties officeooo:rsid="0019a43b" officeooo:paragraph-rsid="0019a43b"/>
    </style:style>
    <style:style style:name="P30" style:family="paragraph" style:parent-style-name="Text_20_body">
      <style:text-properties officeooo:rsid="001cecb8" officeooo:paragraph-rsid="001cecb8"/>
    </style:style>
    <style:style style:name="P31" style:family="paragraph" style:parent-style-name="Text_20_body">
      <style:text-properties officeooo:rsid="001cecb8" officeooo:paragraph-rsid="001de9c6"/>
    </style:style>
    <style:style style:name="P32" style:family="paragraph" style:parent-style-name="Text_20_body">
      <style:text-properties officeooo:rsid="001de9c6" officeooo:paragraph-rsid="001de9c6"/>
    </style:style>
    <style:style style:name="P33" style:family="paragraph" style:parent-style-name="Text_20_body">
      <style:text-properties officeooo:rsid="00204882" officeooo:paragraph-rsid="00204882"/>
    </style:style>
    <style:style style:name="P34" style:family="paragraph" style:parent-style-name="Text_20_body">
      <style:text-properties officeooo:rsid="00205f44" officeooo:paragraph-rsid="00205f44"/>
    </style:style>
    <style:style style:name="P35" style:family="paragraph" style:parent-style-name="Text_20_body">
      <style:text-properties officeooo:rsid="0021dd8f" officeooo:paragraph-rsid="0021dd8f"/>
    </style:style>
    <style:style style:name="P36" style:family="paragraph" style:parent-style-name="Text_20_body">
      <style:text-properties officeooo:rsid="00227553" officeooo:paragraph-rsid="00227553"/>
    </style:style>
    <style:style style:name="P37" style:family="paragraph" style:parent-style-name="Text_20_body">
      <style:text-properties officeooo:rsid="0024958e" officeooo:paragraph-rsid="0024958e"/>
    </style:style>
    <style:style style:name="P38" style:family="paragraph" style:parent-style-name="Text_20_body">
      <style:text-properties officeooo:rsid="0025a196" officeooo:paragraph-rsid="0025a196"/>
    </style:style>
    <style:style style:name="P39" style:family="paragraph" style:parent-style-name="Text_20_body">
      <style:text-properties officeooo:rsid="0025fb9b" officeooo:paragraph-rsid="0025fb9b"/>
    </style:style>
    <style:style style:name="P40" style:family="paragraph" style:parent-style-name="Text_20_body">
      <style:text-properties officeooo:rsid="002811c7" officeooo:paragraph-rsid="002811c7"/>
    </style:style>
    <style:style style:name="P41" style:family="paragraph" style:parent-style-name="Text_20_body">
      <style:text-properties officeooo:rsid="0029a30f" officeooo:paragraph-rsid="0029a30f"/>
    </style:style>
    <style:style style:name="P42" style:family="paragraph" style:parent-style-name="Text_20_body">
      <style:text-properties officeooo:rsid="002b297e" officeooo:paragraph-rsid="002b297e"/>
    </style:style>
    <style:style style:name="P43" style:family="paragraph" style:parent-style-name="Text_20_body">
      <style:text-properties officeooo:rsid="002cf545" officeooo:paragraph-rsid="002cf545"/>
    </style:style>
    <style:style style:name="P44" style:family="paragraph" style:parent-style-name="Text_20_body">
      <style:text-properties officeooo:rsid="002f709e" officeooo:paragraph-rsid="002f709e"/>
    </style:style>
    <style:style style:name="P45" style:family="paragraph" style:parent-style-name="Text_20_body">
      <style:text-properties officeooo:rsid="00316121" officeooo:paragraph-rsid="00316121"/>
    </style:style>
    <style:style style:name="P46" style:family="paragraph" style:parent-style-name="Text_20_body">
      <style:text-properties officeooo:rsid="00320a7e" officeooo:paragraph-rsid="00320a7e"/>
    </style:style>
    <style:style style:name="P47" style:family="paragraph" style:parent-style-name="Text_20_body">
      <style:text-properties officeooo:rsid="00325d86" officeooo:paragraph-rsid="00325d86"/>
    </style:style>
    <style:style style:name="P48" style:family="paragraph" style:parent-style-name="Text_20_body">
      <style:text-properties officeooo:rsid="00326e97" officeooo:paragraph-rsid="00326e97"/>
    </style:style>
    <style:style style:name="P49" style:family="paragraph" style:parent-style-name="Text_20_body">
      <style:text-properties officeooo:rsid="0032de24" officeooo:paragraph-rsid="0032de24"/>
    </style:style>
    <style:style style:name="P50" style:family="paragraph" style:parent-style-name="Text_20_body">
      <style:text-properties officeooo:rsid="00347ee5" officeooo:paragraph-rsid="00347ee5"/>
    </style:style>
    <style:style style:name="P51" style:family="paragraph" style:parent-style-name="Text_20_body">
      <style:text-properties officeooo:rsid="0038083a" officeooo:paragraph-rsid="0038083a"/>
    </style:style>
    <style:style style:name="P52" style:family="paragraph" style:parent-style-name="Text_20_body">
      <style:text-properties officeooo:rsid="0038220e" officeooo:paragraph-rsid="0038220e"/>
    </style:style>
    <style:style style:name="P53" style:family="paragraph" style:parent-style-name="Text_20_body">
      <style:text-properties officeooo:rsid="00387ef7" officeooo:paragraph-rsid="00387ef7"/>
    </style:style>
    <style:style style:name="P54" style:family="paragraph" style:parent-style-name="Text_20_body">
      <style:text-properties officeooo:rsid="0038ca8c" officeooo:paragraph-rsid="0038ca8c"/>
    </style:style>
    <style:style style:name="P55" style:family="paragraph" style:parent-style-name="Text_20_body">
      <style:text-properties officeooo:rsid="003bb49f" officeooo:paragraph-rsid="003bb49f"/>
    </style:style>
    <style:style style:name="P56" style:family="paragraph" style:parent-style-name="Text_20_body">
      <style:text-properties officeooo:rsid="003d6ed2" officeooo:paragraph-rsid="003d6ed2"/>
    </style:style>
    <style:style style:name="P57" style:family="paragraph" style:parent-style-name="Text_20_body">
      <style:text-properties officeooo:rsid="003d7fe4" officeooo:paragraph-rsid="003d7fe4"/>
    </style:style>
    <style:style style:name="P58" style:family="paragraph" style:parent-style-name="Text_20_body">
      <style:text-properties officeooo:rsid="003f344b" officeooo:paragraph-rsid="003f344b"/>
    </style:style>
    <style:style style:name="P59" style:family="paragraph" style:parent-style-name="Text_20_body">
      <style:text-properties officeooo:rsid="003ff374" officeooo:paragraph-rsid="003ff374"/>
    </style:style>
    <style:style style:name="P60" style:family="paragraph" style:parent-style-name="Text_20_body">
      <style:text-properties officeooo:paragraph-rsid="00423cae"/>
    </style:style>
    <style:style style:name="P61" style:family="paragraph" style:parent-style-name="Text_20_body">
      <style:text-properties officeooo:rsid="004253cf" officeooo:paragraph-rsid="004253cf"/>
    </style:style>
    <style:style style:name="P62" style:family="paragraph" style:parent-style-name="Text_20_body">
      <style:text-properties officeooo:rsid="004712b4" officeooo:paragraph-rsid="004712b4"/>
    </style:style>
    <style:style style:name="P63" style:family="paragraph" style:parent-style-name="Text_20_body">
      <style:text-properties officeooo:rsid="004b6b9b" officeooo:paragraph-rsid="004b6b9b"/>
    </style:style>
    <style:style style:name="P64" style:family="paragraph" style:parent-style-name="Text_20_body">
      <style:text-properties officeooo:rsid="004d528f" officeooo:paragraph-rsid="004d528f"/>
    </style:style>
    <style:style style:name="P65" style:family="paragraph" style:parent-style-name="Text_20_body">
      <style:text-properties officeooo:rsid="004d9b7a" officeooo:paragraph-rsid="004d9b7a"/>
    </style:style>
    <style:style style:name="P66" style:family="paragraph" style:parent-style-name="Heading_20_3">
      <style:text-properties officeooo:rsid="001b37e7" officeooo:paragraph-rsid="001b37e7"/>
    </style:style>
    <style:style style:name="P67" style:family="paragraph" style:parent-style-name="Heading_20_3">
      <style:text-properties officeooo:rsid="0026f422" officeooo:paragraph-rsid="0026f422"/>
    </style:style>
    <style:style style:name="P68" style:family="paragraph" style:parent-style-name="Heading_20_3">
      <style:text-properties officeooo:rsid="002cf545" officeooo:paragraph-rsid="002cf545"/>
    </style:style>
    <style:style style:name="P69" style:family="paragraph" style:parent-style-name="Heading_20_3">
      <style:text-properties officeooo:rsid="00326e97" officeooo:paragraph-rsid="00326e97"/>
    </style:style>
    <style:style style:name="P70" style:family="paragraph" style:parent-style-name="Heading_20_3">
      <style:text-properties officeooo:rsid="0038083a" officeooo:paragraph-rsid="0038083a"/>
    </style:style>
    <style:style style:name="P71" style:family="paragraph" style:parent-style-name="Heading_20_3">
      <style:text-properties officeooo:rsid="0039b8a5" officeooo:paragraph-rsid="0039b8a5"/>
    </style:style>
    <style:style style:name="P72" style:family="paragraph" style:parent-style-name="Heading_20_3">
      <style:text-properties officeooo:rsid="00423cae" officeooo:paragraph-rsid="00423cae"/>
    </style:style>
    <style:style style:name="P73" style:family="paragraph" style:parent-style-name="Heading_20_3">
      <style:text-properties officeooo:rsid="00460746" officeooo:paragraph-rsid="00460746"/>
    </style:style>
    <style:style style:name="P74" style:family="paragraph" style:parent-style-name="Heading_20_3">
      <style:text-properties officeooo:rsid="00489ec8" officeooo:paragraph-rsid="00489ec8"/>
    </style:style>
    <style:style style:name="P75" style:family="paragraph" style:parent-style-name="Heading_20_3">
      <style:text-properties officeooo:rsid="004d528f" officeooo:paragraph-rsid="004d528f"/>
    </style:style>
    <style:style style:name="P76" style:family="paragraph" style:parent-style-name="Heading_20_3">
      <style:text-properties officeooo:rsid="005274d3" officeooo:paragraph-rsid="005274d3"/>
    </style:style>
    <style:style style:name="P77" style:family="paragraph" style:parent-style-name="Heading_20_3">
      <style:text-properties officeooo:rsid="00570bd6" officeooo:paragraph-rsid="00570bd6"/>
    </style:style>
    <style:style style:name="P78" style:family="paragraph" style:parent-style-name="Heading_20_3">
      <style:paragraph-properties fo:break-before="page"/>
      <style:text-properties officeooo:rsid="0013f530" officeooo:paragraph-rsid="0013f530"/>
    </style:style>
    <style:style style:name="P79" style:family="paragraph" style:parent-style-name="Text_20_body">
      <style:text-properties officeooo:rsid="004b6b9b" officeooo:paragraph-rsid="004b6b9b"/>
    </style:style>
    <style:style style:name="P80" style:family="paragraph" style:parent-style-name="Text_20_body">
      <style:text-properties officeooo:rsid="004f3d22" officeooo:paragraph-rsid="004f3d22"/>
    </style:style>
    <style:style style:name="P81" style:family="paragraph" style:parent-style-name="Text_20_body">
      <style:text-properties officeooo:rsid="005274d3" officeooo:paragraph-rsid="005274d3"/>
    </style:style>
    <style:style style:name="P82" style:family="paragraph" style:parent-style-name="Text_20_body">
      <style:text-properties officeooo:rsid="0055075f" officeooo:paragraph-rsid="0055075f"/>
    </style:style>
    <style:style style:name="P83" style:family="paragraph" style:parent-style-name="Text_20_body">
      <style:text-properties officeooo:rsid="00552a69" officeooo:paragraph-rsid="00552a69"/>
    </style:style>
    <style:style style:name="P84" style:family="paragraph" style:parent-style-name="Text_20_body">
      <style:text-properties officeooo:paragraph-rsid="00570bd6"/>
    </style:style>
    <style:style style:name="T1" style:family="text">
      <style:text-properties officeooo:rsid="000a00f4"/>
    </style:style>
    <style:style style:name="T2" style:family="text">
      <style:text-properties officeooo:rsid="000aca34"/>
    </style:style>
    <style:style style:name="T3" style:family="text">
      <style:text-properties officeooo:rsid="000caa81"/>
    </style:style>
    <style:style style:name="T4" style:family="text">
      <style:text-properties officeooo:rsid="0012235a"/>
    </style:style>
    <style:style style:name="T5" style:family="text">
      <style:text-properties fo:color="#dc3958"/>
    </style:style>
    <style:style style:name="T6" style:family="text">
      <style:text-properties fo:color="#dc3958" style:font-name="Droid Sans Mono" fo:font-size="10.5pt" fo:font-weight="normal" fo:background-color="#221a0f" loext:char-shading-value="0"/>
    </style:style>
    <style:style style:name="T7" style:family="text">
      <style:text-properties fo:color="#d3af86" style:font-name="Droid Sans Mono" fo:font-size="10.5pt" fo:font-weight="normal" fo:background-color="#221a0f" loext:char-shading-value="0"/>
    </style:style>
    <style:style style:name="T8" style:family="text">
      <style:text-properties fo:color="#8ab1b0"/>
    </style:style>
    <style:style style:name="T9" style:family="text">
      <style:text-properties fo:color="#889b4a"/>
    </style:style>
    <style:style style:name="T10" style:family="text">
      <style:text-properties fo:color="#98676a"/>
    </style:style>
    <style:style style:name="T11" style:family="text">
      <style:text-properties officeooo:rsid="0013b237"/>
    </style:style>
    <style:style style:name="T12" style:family="text">
      <style:text-properties officeooo:rsid="0015eb3a"/>
    </style:style>
    <style:style style:name="T13" style:family="text">
      <style:text-properties officeooo:rsid="0017a768"/>
    </style:style>
    <style:style style:name="T14" style:family="text">
      <style:text-properties officeooo:rsid="0019a43b"/>
    </style:style>
    <style:style style:name="T15" style:family="text">
      <style:text-properties officeooo:rsid="001b37e7"/>
    </style:style>
    <style:style style:name="T16" style:family="text">
      <style:text-properties officeooo:rsid="00204882"/>
    </style:style>
    <style:style style:name="T17" style:family="text">
      <style:text-properties officeooo:rsid="0023170a"/>
    </style:style>
    <style:style style:name="T18" style:family="text">
      <style:text-properties officeooo:rsid="0024958e"/>
    </style:style>
    <style:style style:name="T19" style:family="text">
      <style:text-properties fo:color="#088649"/>
    </style:style>
    <style:style style:name="T20" style:family="text">
      <style:text-properties fo:color="#f79a32"/>
    </style:style>
    <style:style style:name="T21" style:family="text">
      <style:text-properties officeooo:rsid="00316121"/>
    </style:style>
    <style:style style:name="T22" style:family="text">
      <style:text-properties officeooo:rsid="0038220e"/>
    </style:style>
    <style:style style:name="T23" style:family="text">
      <style:text-properties officeooo:rsid="0039b8a5"/>
    </style:style>
    <style:style style:name="T24" style:family="text">
      <style:text-properties officeooo:rsid="003d6ed2"/>
    </style:style>
    <style:style style:name="T25" style:family="text">
      <style:text-properties officeooo:rsid="003f344b"/>
    </style:style>
    <style:style style:name="T26" style:family="text">
      <style:text-properties officeooo:rsid="004253cf"/>
    </style:style>
    <style:style style:name="T27" style:family="text">
      <style:text-properties officeooo:rsid="00443dab"/>
    </style:style>
    <style:style style:name="T28" style:family="text">
      <style:text-properties officeooo:rsid="004712b4"/>
    </style:style>
    <style:style style:name="T29" style:family="text">
      <style:text-properties officeooo:rsid="004d528f"/>
    </style:style>
    <style:style style:name="T30" style:family="text">
      <style:text-properties officeooo:rsid="005274d3"/>
    </style:style>
    <style:style style:name="T31" style:family="text">
      <style:text-properties officeooo:rsid="0053c3be"/>
    </style:style>
    <style:style style:name="T32" style:family="text">
      <style:text-properties officeooo:rsid="0055075f"/>
    </style:style>
    <style:style style:name="T33" style:family="text">
      <style:text-properties officeooo:rsid="00552a69"/>
    </style:style>
    <style:style style:name="T34" style:family="text">
      <style:text-properties officeooo:rsid="00570b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rom React Front to Back Udemy Course.</text:p>
      <text:p text:style-name="P1"/>
      <text:h text:style-name="Heading_20_2" text:outline-level="2">Session 1</text:h>
      <text:p text:style-name="P1"/>
      <text:p text:style-name="P1">Started course properly, mid Jan.</text:p>
      <text:p text:style-name="P1"/>
      <text:p text:style-name="P1">Went through VS Code extentions, followed along NPM build etc</text:p>
      <text:p text:style-name="P1">Changed main app.ja function to a class (for learning purposes, will change back later)</text:p>
      <text:p text:style-name="P1">JSX = Javascript Syntax Extention.</text:p>
      <text:p text:style-name="P1">Also looked quickly at React.Fragment for rendering elements without a div</text:p>
      <text:p text:style-name="P1"/>
      <text:h text:style-name="Heading_20_2" text:outline-level="2">Session 2</text:h>
      <text:p text:style-name="P2">Expressions and Conditions</text:p>
      <text:p text:style-name="P2">JSX Expressions are the curly brace things that allow vairables and whathaveyou inside the jsx tags</text:p>
      <text:p text:style-name="P2"/>
      <text:p text:style-name="P2">Conditionals are if operators etc</text:p>
      <text:p text:style-name="P2">ternary operators with their ? And : syntax</text:p>
      <text:p text:style-name="P9">Conditionals can also be done with &amp;&amp;</text:p>
      <text:p text:style-name="P3"/>
      <text:p text:style-name="P10">Components and Props</text:p>
      <text:p text:style-name="P4"/>
      <text:p text:style-name="P11">to create a class based components which exports at the bottom use the extention snippet ‘rce’</text:p>
      <text:p text:style-name="P12">then created a simple navbar component with a logo from fontawesome website.</text:p>
      <text:p text:style-name="P5"/>
      <text:p text:style-name="P6"><text:span text:style-name="T1">Next explored props </text:span><text:span text:style-name="T2">with a title and icon prop, then default props</text:span></text:p>
      <text:p text:style-name="P13">next proptypes using extention shortcut ‘impt’</text:p>
      <text:p text:style-name="P6"><text:span text:style-name="T3">proptypes seem to be a way of checking props as they are passed into components, requiring particular datatypes or that they are required at all. Applications work fine without them but you want to do it because it makes your application more robust</text:span> </text:p>
      <text:p text:style-name="P6"/>
      <text:p text:style-name="P7">Component State</text:p>
      <text:p text:style-name="P8">Went thru making component level state with a constructor and why its not necessary.</text:p>
      <text:p text:style-name="P8">Hard coded some state and displayed it with this.state.xxx syntax</text:p>
      <text:p text:style-name="P8">used deconstructor to simplify accessing state in JSX.</text:p>
      <text:p text:style-name="P8"/>
      <text:p text:style-name="P19"><text:s/></text:p>
      <text:h text:style-name="Heading_20_3" text:outline-level="3">Video 12. Lists &amp; Passing state with props.</text:h>
      <text:p text:style-name="P18">So Far: After creating and cleaning up the react app we copied in brads custom css bootstrap thing, then created two components. The first is a navbar, its got examples of default props and proptypes at the moment, one for the icon and one for the title, so they can be altered in app.js. The next component is the Useritem, a card which displays info about github users, currently hardcoded into app level state.</text:p>
      <text:p text:style-name="P20">In this video going to create Users.js which will, initially, have three users info hardcoded into its state and will use the map() function to loop through them and output their info in a list.</text:p>
      <text:p text:style-name="P20"><text:soft-page-break/>Building on from this we will reincorperate Useritem into Users.js by including it within the map function, passing each element of the users state into Useritem as a prop.</text:p>
      <text:p text:style-name="P20">Next he has an example of using css style as a vairable (userStyle) to get the gird system going.</text:p>
      <text:p text:style-name="P20">Things to note: list keys.</text:p>
      <text:p text:style-name="P20"/>
      <text:h text:style-name="Heading_20_3" text:outline-level="3">Video 13 Stateless Functional Components</text:h>
      <text:p text:style-name="P21">Currently the Navbar and Useritem components are class based, but they have no state, so they dont need to be classes at all. This video will cover converting them to stateless functional components. Ultimatly all the components in this project will be functional because we will be using something called Hooks. This is going to be a more traditional setup with state in class and functional for non state complenets.</text:p>
      <text:p text:style-name="P22">The process is fairly straightforward, basically fewer lines of code which look cleaner, additionally did some more deconstructing in useritem, again for cleanliness</text:p>
      <text:p text:style-name="P24"><text:span text:style-name="T4">did some more proptyping, after importing can use snippit shortcut ‘ptor’ for </text:span><text:span text:style-name="T6">PropTypes</text:span><text:span text:style-name="T7">.</text:span><text:span text:style-name="T6">object</text:span><text:span text:style-name="T7">.</text:span><text:span text:style-name="T6">isRequired</text:span><text:span text:style-name="T7">,</text:span></text:p>
      <text:p text:style-name="P23"/>
      <text:h text:style-name="Heading_20_3" text:outline-level="3">Video 14: HTTP requests and Updating State.</text:h>
      <text:p text:style-name="P23">This video will see the users state info moved from the users component up to the main app level, and also fetching this info from github rather than having it hardcoded.</text:p>
      <text:p text:style-name="P23">We start with creating a lifecycle method in the app.js (render is one such method, the only required one) called componentDidMount()</text:p>
      <text:p text:style-name="P23">If you ever want to make an httprequest immediately as the compenent loads, the compenentDidMount place is where you want to do it.</text:p>
      <text:p text:style-name="P25">Since this is something we will be doing we want to stop the server and npm i axios</text:p>
      <text:p text:style-name="P26">then setup a simple get request to <text:a xlink:type="simple" xlink:href="https://api.github.com/users" text:style-name="Internet_20_link" text:visited-style-name="Visited_20_Internet_20_Link">https://api.github.com/users</text:a> which returns 30 users info.</text:p>
      <text:p text:style-name="P15"><text:span text:style-name="T5">axios</text:span>.<text:span text:style-name="T8">get</text:span>('<text:span text:style-name="T9">https://api.github.com/users</text:span>').<text:span text:style-name="T8">then</text:span>(<text:span text:style-name="T5">res</text:span> <text:span text:style-name="T10">=&gt;</text:span> <text:span text:style-name="T5">console</text:span>.<text:span text:style-name="T8">log</text:span>(<text:span text:style-name="T5">res</text:span>.<text:span text:style-name="T5">data</text:span>))</text:p>
      <text:p text:style-name="P26"/>
      <text:p text:style-name="P26">this is going to be immediately refactored <text:s/>using async and await instead of then :</text:p>
      <text:p text:style-name="P15"><text:span text:style-name="T10">async</text:span> <text:span text:style-name="T8">componentDidMount</text:span>() {</text:p>
      <text:p text:style-name="P14"><text:span text:style-name="T10">const</text:span> <text:span text:style-name="T5">res</text:span> = <text:span text:style-name="T10">await</text:span> <text:span text:style-name="T5">axios</text:span></text:p>
      <text:p text:style-name="P14">.<text:span text:style-name="T8">get</text:span>('<text:span text:style-name="T9">https://api.github.com/users</text:span>');</text:p>
      <text:p text:style-name="P14"><text:span text:style-name="T5">console</text:span>.<text:span text:style-name="T8">log</text:span>(<text:span text:style-name="T5">res</text:span>.<text:span text:style-name="T5">data</text:span>)</text:p>
      <text:p text:style-name="P26"/>
      <text:p text:style-name="P26">Now we need to set up out app level state with an empty array and a loading boolean set to false. </text:p>
      <text:p text:style-name="P26">Back in the axios method we can now alter the loading <text:span text:style-name="T11">and users</text:span> state with this.setState, <text:span text:style-name="T11">and we can pass this info to the users component as props. We also need to remove the hard coded state from users.js and access the props instead.</text:span></text:p>
      <text:h text:style-name="P78" text:outline-level="3">Video 15: Spinner Component and Refactoring</text:h>
      <text:p text:style-name="P27">To start with we download a spinner.gif from the project files on Udemy or the project github and put it in the compoents/layout folder, then in that same folder make a new spenner.js component using an arrow function component with the extention shortcut ‘raf<text:span text:style-name="T12">c</text:span>’.</text:p>
      <text:p text:style-name="P27">Import the spinner gif file and return a <text:span text:style-name="T13">fragment with </text:span>image, <text:span text:style-name="T13">the source of which is the spinner, and add</text:span> some inline styling.</text:p>
      <text:p text:style-name="P28">Now <text:s/>thats done we want to refactor the Users.js to a function component as we removed the state from it last video so it dosent need to be a class component any more. <text:span text:style-name="T14">This is the same process as before with useritem, changing to an arrow function and removing the render function, as well as destructuting the props (users and loading)</text:span></text:p>
      <text:p text:style-name="P29">Next we import the spinner.js file and with a simple if/else conditional we can use the loading prop to decide to either display the spinner or the list of Useritems. Neat!</text:p>
      <text:p text:style-name="P29">Predictably we now go through adding the prop types. I honestly dont think he would keep doing this if it wasnt important. <text:span text:style-name="T15">Remember the extention shortcuts I.e ptar for array is required.</text:span></text:p>
      <text:h text:style-name="P66" text:outline-level="3">Video 16: Environment Vairables</text:h>
      <text:p text:style-name="P30">This video will <text:s/>go through getting a github API key and setting it as an environment variable so it can be accessed from anywhere in the app.</text:p>
      <text:p text:style-name="P31">Once you have your client id and secret from github make a new file in the project root directory called .env.local and using a very arcane looking all caps and underscore syntax bring these github values into it.</text:p>
      <text:p text:style-name="P32">Now in out app.ja inside the async function we can modify the URL with the values from this process.env. The syntax is again arcane but there are ways to check it is working properly with console.log.</text:p>
      <text:h text:style-name="Heading_20_3" text:outline-level="3"><text:span text:style-name="T16">Video 17: Events &amp; Search Component</text:span> </text:h>
      <text:p text:style-name="P33">To create a search component start with a new class based compoenent in the components/users folder called search.js. To start with this will just be a form with some of the custom CSS styling, a text input and a submit button. Import this component into app.js above the users component.</text:p>
      <text:p text:style-name="P34">“When we have a form in react, usually we’re going to want to attach state to the input”</text:p>
      <text:p text:style-name="P34">To do this we create a state object in Search.js with an empty ‘text’ array, then add “value={this.state.text}” to the text input on the form. However this wont work because you need to create an onChange method now that the input is linked to the component state.</text:p>
      <text:p text:style-name="P35">The method is farily simple, an arrow function with an event paramater, but brad shows a way that is commonly used to link he imputs name with the name of the value in state</text:p>
      <text:p text:style-name="P16"><text:span text:style-name="T8">onChange</text:span> = <text:span text:style-name="T5">e</text:span> <text:span text:style-name="T10">=&gt;</text:span> {</text:p>
      <text:p text:style-name="P14"><text:span text:style-name="T5"><text:tab/>this</text:span>.<text:span text:style-name="T8">setState</text:span>({ [<text:span text:style-name="T5">e</text:span>.<text:span text:style-name="T5">target</text:span>.<text:span text:style-name="T5">name</text:span>]: <text:span text:style-name="T5">e</text:span>.<text:span text:style-name="T5">target</text:span>.<text:span text:style-name="T5">value</text:span> })</text:p>
      <text:p text:style-name="P14">};</text:p>
      <text:p text:style-name="P35"/>
      <text:p text:style-name="P35">which incidentally can be shortened further because there is only one expression to </text:p>
      <text:p text:style-name="P16"><text:soft-page-break/><text:span text:style-name="T8">onChange</text:span> = <text:span text:style-name="T5">e</text:span> <text:span text:style-name="T10">=&gt;</text:span><text:span text:style-name="T5">this</text:span>.<text:span text:style-name="T8">setState</text:span>({ [<text:span text:style-name="T5">e</text:span>.<text:span text:style-name="T5">target</text:span>.<text:span text:style-name="T5">name</text:span>]: <text:span text:style-name="T5">e</text:span>.<text:span text:style-name="T5">target</text:span>.<text:span text:style-name="T5">value</text:span> })</text:p>
      <text:p text:style-name="P35"/>
      <text:p text:style-name="P35">Next we have to make an onSubmit method which is attached to our form, brad goes through the reasoning behind making this method an arrow function, which seems to automatically bind ‘this’ to the function allowing you to access this.state.text and so on. Using a regular (non-arrow) function you need an extra step of binding ‘this’ to it, which we dont want to have to do. So just use an arrow function. The ‘this’ keyword works different with arrow functions.</text:p>
      <text:p text:style-name="P36">We create this onSubmit method and attach it to the form, but at this stage just console.log the text field</text:p>
      <text:h text:style-name="Heading_20_3" text:outline-level="3">Video 18: Passing Props up &amp; Search</text:h>
      <text:p text:style-name="P36">The next step is passing the value of the search text field up to the app component so we can feed it in as a query parameter to the api.</text:p>
      <text:p text:style-name="P36">We can do this via props.</text:p>
      <text:p text:style-name="P36">This is already a bit familiar to me but basically in the onsubmit function in search we can call a function this.props.searchUsers(this.state.text); then add this function as a prop to app.js where we <text:span text:style-name="T17">embed</text:span> the search component, where we would usually be sending props down to the component we use this functoin to pull props up. Brad says this can get messy quickly, if you’re sending props through multuple layers of components but will show better ways of doing things later, with <text:span text:style-name="T18">something called context.</text:span></text:p>
      <text:p text:style-name="P37">In any event at this stage we can send the value of the text field to the app component and log it.</text:p>
      <text:p text:style-name="P37">The next step is to incorperate it into the api call.</text:p>
      <text:p text:style-name="P37">The first step of this involves using async/await, and this is the first thing so far in the whole course that im not really understanding, he modifies the searchUsers arrow function by adding async to the parameters before ‘text’ and other than that copies the content of the componentDidMount function. How does this work? I dont know. Perhaps if its an issue I’ll need to do some more research into async/await. He dosent seem to concerned with explinations of how it works.</text:p>
      <text:p text:style-name="P38">But with a little tweaking of our origional api call in the componentDidMount we can implement the search functionality pretty easily, populating the users state with the results of a search rather than the default 50 users from the url we were using to begin with.</text:p>
      <text:p text:style-name="P39">Finally we add searchUsers as a propType to search.js, which we can do with IMPT to import it, then PTFR for funcion is required</text:p>
      <text:h text:style-name="P67" text:outline-level="3">Video 19: Clear users from state</text:h>
      <text:p text:style-name="P40">Create a clear users button in Search.js, and eventually make it show only when there are users displayed. So you create a button below the form in search.js that is attached to a prop function, very similar to the searchUsers function in the same component. You need to alter app.js to catch that function in props (clearUsers) then write a simple function using setstate to clear the users list, and set loading to false.</text:p>
      <text:p text:style-name="P41">To display the button or not we are going to create a conditional prop in the app.js which determined the length of the users object in state and returns true or false if it is greater than one.</text:p>
      <text:p text:style-name="P42"><text:soft-page-break/>In search.js we use a weird &amp;&amp; if statement to display the button conditionally on the prop</text:p>
      <text:p text:style-name="P17"><text:span text:style-name="T19">{</text:span><text:span text:style-name="T5">this</text:span>.<text:span text:style-name="T5">props</text:span>.<text:span text:style-name="T5">showClear</text:span> &amp;&amp; (</text:p>
      <text:p text:style-name="P14">&lt;<text:span text:style-name="T5">button</text:span> <text:span text:style-name="T20">className</text:span>="<text:span text:style-name="T9">btn btn-light btn-block</text:span>" <text:span text:style-name="T20">onClick</text:span>=<text:span text:style-name="T19">{</text:span><text:span text:style-name="T5">this</text:span>.<text:span text:style-name="T5">props</text:span>.<text:span text:style-name="T5">clearUsers</text:span><text:span text:style-name="T19">}</text:span>&gt;Clear&lt;/<text:span text:style-name="T5">button</text:span>&gt;</text:p>
      <text:p text:style-name="P14">)<text:span text:style-name="T19">}</text:span></text:p>
      <text:p text:style-name="P42"/>
      <text:p text:style-name="P42">Next we go through search.js and destructure, pulling out showClear and clearUsers from props.<text:tab/></text:p>
      <text:p text:style-name="P42">I was hoping to do this myself but I couldnt figure it, inside the render create a const vairable and pull the values from this.props</text:p>
      <text:p text:style-name="P17"><text:span text:style-name="T10">const</text:span> {<text:span text:style-name="T5">showClear</text:span>, <text:span text:style-name="T5">clearUsers</text:span> } = <text:span text:style-name="T5">this</text:span>.<text:span text:style-name="T5">props</text:span>;</text:p>
      <text:p text:style-name="P43">we then remove the this.props from the code.</text:p>
      <text:p text:style-name="P43">We do something similar in app.js with this.state (loading and users)</text:p>
      <text:h text:style-name="P68" text:outline-level="3">Video 20: Alert state and component</text:h>
      <text:p text:style-name="P43">Setting up some basic form validation </text:p>
      <text:p text:style-name="P44">Done by setting a conditional in search.js as part of the onSubmit function.</text:p>
      <text:p text:style-name="P44">This conditional calls a method in props called setAlert, which you will also need to add to proptypes and also add to the search component call in app.js, where we will also write the function itself.</text:p>
      <text:p text:style-name="P44">Here brad admits the organisation isnt as good as it could be, and things will get cleaner later on, but he argues keeping all the functions that deal with state and the state itself in the app.js makes a certain sence.</text:p>
      <text:p text:style-name="P44">The Alert is set in the state as null to begin with then using setState in the setAlert method he sets the alert state to an object, <text:span text:style-name="T21">with a message an a type property.</text:span></text:p>
      <text:p text:style-name="P45">Next we create a new component to display the alert itself, in layout create Alert.js and template as a function compoenent ‘rafc’</text:p>
      <text:p text:style-name="P46">Instead of a div we will have a conditional inside the return brackets which return a div if the alert is not null, using the alert type proplerty to refrence the css file, and also some more fontawesome icons and stuff, its not complicated, but its pretty trickey.</text:p>
      <text:p text:style-name="P47">Finally he uses setTimeout to remove the alert after 5 seconds, which is done in the setAlert method in app.js. </text:p>
      <text:h text:style-name="P69" text:outline-level="3">Video 21: React Router Setup</text:h>
      <text:p text:style-name="P48">This video will go through setting up react router which will allow us to have different routes within out app.</text:p>
      <text:p text:style-name="P48">Start by running </text:p>
      <text:p text:style-name="P48">npm i react-router-dom</text:p>
      <text:p text:style-name="P49">then bring import some router junk into app.js, and wrap components in switches and routes, he dosent really explain exactly why hes doing the things hes doing.</text:p>
      <text:p text:style-name="P50"><text:soft-page-break/>Next he zooms through creating an about page with a route and adding it to the navbar with something called react links. The speed at which he goes through this it would honestly be worth just rewatching the video if you need this specific info.</text:p>
      <text:h text:style-name="P70" text:outline-level="3">Video 22: Single User Component and Data</text:h>
      <text:p text:style-name="P51">Use a different endpoint from the github api to get information about a user.</text:p>
      <text:p text:style-name="P51">The project currently directs to githubs own user info page, but we will be recreating this ourselves.</text:p>
      <text:p text:style-name="P51">Start by creating a new method in the app.js, simila<text:span text:style-name="T23">r</text:span> to the search users method which will get the info (getUser). <text:span text:style-name="T22">Part of this involves creating a new empty state object, user.</text:span></text:p>
      <text:p text:style-name="P52">Next we create a new component, User.js and give it an export class template (RCE)</text:p>
      <text:p text:style-name="P52">Without doing much to the compoent, we go to work on creating a route to get to it, more complicated than the About route because theres stuff we need to pass in to it. (the getUser prop and the user state)</text:p>
      <text:p text:style-name="P53">He goes through this fairly quickly and only briefly explains whats going on, mentioning <text:s/>that the whole thing will be refactored later on when new stuff is introduced.</text:p>
      <text:p text:style-name="P53">After that we alter the useritem.js to change the link from the <text:span text:style-name="T23">original</text:span> html link to github to a react router Link to our user component.</text:p>
      <text:p text:style-name="P53">Altering our user component:</text:p>
      <text:p text:style-name="P53">This gets pretty complicated, <text:span text:style-name="T23">starting</text:span> with a componentdidmount lifecycle its honestly better to watch the video again, he explains it all very succintly, and I dont really get it.</text:p>
      <text:p text:style-name="P53">Basically its all to do with accessing the username (login) from the users search result and passing it to both the url and the getuser component. I assume if this is something you need to do then this is the best way of doing it.</text:p>
      <text:p text:style-name="P54">Finally we create a couple of const’s to pull data from props, a very lengthy one to get github data amd also a loading one. Once this is done we can access the users data within the user component, demonstrated simiply at this stage I.e {name}</text:p>
      <text:h text:style-name="P71" text:outline-level="3">Video 23: User Component UI &amp; Layout</text:h>
      <text:p text:style-name="P55">So now we have a bunch of user data from the github API available as props in our user component we can start to work on the layout.</text:p>
      <text:p text:style-name="P55">First we import <text:span text:style-name="T24">and implement </text:span>the spinner gif and do a few proptypes, <text:span text:style-name="T24">and Link from react router dom.</text:span></text:p>
      <text:p text:style-name="P56">For the main return of <text:s/>the component we’re going to use a Fragment (which im still not 100% on what it is) so we bring that in aswell.</text:p>
      <text:p text:style-name="P56">First we quicly use Link to make a back to search button. Which works cool because the users are still in state.</text:p>
      <text:p text:style-name="P57">Then using a Ternary conditional operator (the question mark colon thing) we use CSS to make a hirable check mark or cross, I tired to do this with an if statement to make sure I know how it works properly, but it didnt work so I guess I dont.</text:p>
      <text:p text:style-name="P57"><text:soft-page-break/>Now we go to work on our card, again using his CSS file which has lots of similarties to bootrstap.</text:p>
      <text:p text:style-name="P57">Its all fairly strightforward pulling the values from props which we have already destructured so its very easy looking. <text:span text:style-name="T25">The only fancy thing he does is works a conditional with a &amp;&amp;, somethin that isnt at all popular on stackoverflow, a shortcut which makes things less clear, aparently.</text:span></text:p>
      <text:p text:style-name="P58">He does this a few times do either display, say a company if the user has one in their profile or nothing if theres not.</text:p>
      <text:p text:style-name="P59">Next we make another card with a bunch of badges, which look like buttons, which have a info about followers, following etc.</text:p>
      <text:p text:style-name="P59">I copied all this from his code because its all pretty much just repeating what he does, it doesnt feel like theres much that can be appied generally here, except if using bootstrap to make a similar kind of thing, in which case come back and look at the video again.</text:p>
      <text:h text:style-name="P72" text:outline-level="3">Video 24: Repos &amp; RepoItem Component &amp; Data</text:h>
      <text:p text:style-name="P60">So we want a new component that displays the latest 5 repos of a github user under their info.</text:p>
      <text:p text:style-name="P60">Start by creating a new function in app.js, very similar to getUser, called getUserRepos which has a slightly different api url and also saves its data to a new state array called repos. Then we include this new function in the User.js component call, <text:span text:style-name="T26">and also call it in as props in the User.js, again similar to the getUser data.</text:span></text:p>
      <text:p text:style-name="P61">Next we’re going to create the Repos component, and this requires, creating a whole new repos folder and Repos.js and RepoItem.js file.</text:p>
      <text:p text:style-name="P61">Repos.js is simply going to map through the data and call up the item file, similar to users and useritems, I suspect, but lets get started with a function component RACF<text:span text:style-name="T27">E which will have the repos as props (proptype!) and map through them calling RepoItem and passing it the repo as props. The Repo item will just display a card with the url and name of the repo, similar to users/useritem setup. This does require a fair ammount of importing and proptyping and whathaveyou, it all seems very striaghtforward but I just bet if I had to do something similar on my own it would be a huge headache. In any case</text:span> </text:p>
      <text:h text:style-name="P73" text:outline-level="3">Video 25: <text:span text:style-name="T28">Overview of Hooks &amp; Context</text:span></text:h>
      <text:p text:style-name="P62">Hooks are functions that let us hook into react state and lifecycle features from a function component.</text:p>
      <text:p text:style-name="P62">Traditionally if we wanted to use state or lifecycle we’d have to use a class based component.</text:p>
      <text:p text:style-name="P62">In the middle of the video he has a diagram of the state of the app currently and goes through how hes going to be refactoring it using three different contexts.</text:p>
      <text:h text:style-name="P74" text:outline-level="3">Video 26: <text:s/>Search Class to Function with useState hook</text:h>
      <text:p text:style-name="P63">Search.js is currently a class basecd component with only the one piece of state, the text input that the user enters to search for a user. This is a good place to start our refactoring, changing it in to a function based component and using the usestate hook. </text:p>
      <text:p text:style-name="P63">Highlights include:</text:p>
      <text:p text:style-name="P63"><text:soft-page-break/>changing class to arrow function component</text:p>
      <text:p text:style-name="P63">altering and moving the proptypes</text:p>
      <text:p text:style-name="P63">changing the onChange and onSubmit functions, including const because you need to if you have a function inside a function (!)</text:p>
      <text:p text:style-name="P63">removing render, because functions just have returns, not renders.</text:p>
      <text:p text:style-name="P63">Deconstructing the props when you bring them in as attributes to the search function. </text:p>
      <text:p text:style-name="P63">Removing the state, importing useState and setting the state up that way, <text:span text:style-name="T29">creating a setText method then changing the onChange function to use that instead of this.setState.</text:span></text:p>
      <text:p text:style-name="P64">As we move along the course this stuff will make a lot more sense.</text:p>
      <text:h text:style-name="P75" text:outline-level="3">Video 27. User Class to Function with useEffect Hook.</text:h>
      <text:p text:style-name="P65">Similar to prev video we’re going to refactor User component to function from class. </text:p>
      <text:p text:style-name="P65">Currently uses componentDidMount lifecycle, which we will replace with the useEffect hook.</text:p>
      <text:p text:style-name="P80">We go through the process of refactoring much the same as before except we import the useEffect hook and set it up in place of the componentDidMount, making sure not to induce an infinite loop, which actually full on breaks my laptop. We do this by including a special condition list <text:span text:style-name="T30">(dependencies)</text:span> which he goes over at 4:45 in the video (it breaks Brads laptop, too “this disaster that happening right here”)</text:p>
      <text:p text:style-name="P81">It went on to break my the app for a while afterwards, im not sure if re-doing the github api creditials eventually fixed it, or if it just needed some time out, but its working now. </text:p>
      <text:p text:style-name="P81">Theres a little comment that he added in to the useEffect code to get rid of an error message.</text:p>
      <text:p text:style-name="P81">The takeaway from all this is that if you want to mimic componentDidMount functionality, use useEffect, but include the empty list to make it run just the once, and then comment to eliminate the errors.</text:p>
      <text:h text:style-name="P76" text:outline-level="3">Video 28: App Class to Function Component </text:h>
      <text:p text:style-name="P81"><text:s text:c="2"/><text:span text:style-name="T31">We’re going to be using useState hook to refactor app.js. Start by importing useState and changing the class component to an arrow function, then replacing the state with a bunch of const useState statements. </text:span><text:span text:style-name="T32">Ive left the original commented out in the code.</text:span></text:p>
      <text:p text:style-name="P82">Next we run down and change all the this.xxx to syntax that works with these new consts, <text:span text:style-name="T33">as well as getting rid of the render and some other bits and pieces.</text:span></text:p>
      <text:p text:style-name="P83">Its actually fairly straightforward, and the new code does look cleaner, <text:span text:style-name="T34">but it can look cleaner still!</text:span></text:p>
      <text:h text:style-name="P77" text:outline-level="3">Video 29: Implementing Context</text:h>
      <text:p text:style-name="P84"/>
      <text:p text:style-name="P64"/>
      <text:p text:style-name="P63"/>
      <text:p text:style-name="P62"/>
      <text:p text:style-name="P61"><text:soft-page-break/></text:p>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den Allen</meta:initial-creator>
    <meta:creation-date>2021-01-20T12:55:10.079355228</meta:creation-date>
    <meta:generator>LibreOffice/6.4.6.2$Linux_X86_64 LibreOffice_project/40$Build-2</meta:generator>
    <dc:date>2021-03-08T21:17:14.897338851</dc:date>
    <dc:creator>Baden Allen</dc:creator>
    <meta:editing-duration>PT8H17M30S</meta:editing-duration>
    <meta:editing-cycles>18</meta:editing-cycles>
    <meta:document-statistic meta:table-count="0" meta:image-count="0" meta:object-count="0" meta:page-count="9" meta:paragraph-count="160" meta:word-count="3516" meta:character-count="20005" meta:non-whitespace-character-count="16624"/>
  </office:meta>
</office:document-meta>
</file>